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3598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8618in"/>
    </style:style>
    <style:style style:name="co6" style:family="table-column">
      <style:table-column-properties fo:break-before="auto" style:column-width="1.101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o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7,C9,C10,C8,C2,C3,C4,C5,C6,C11,C12,C13</text:p>
          </table:table-cell>
          <table:table-cell office:value-type="string" calcext:value-type="string">
            <text:p>C_04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7,C29,C58,C42,C50,C45,C15,C16,C17,C18,C19,C20,C21,C22,C23,C24,C25,C26,C27,C28,C30,C31,C32,C33,C34,C35,C36,C37,C38,C39,C40,C41,C43,C44,C46,C48,C49,C51,C52,C53,C54,C55,C56,C57,C59,C60,C61,C62,C63,C64,C65,C66</text:p>
          </table:table-cell>
          <table:table-cell office:value-type="string" calcext:value-type="string">
            <text:p>C_04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2u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7,R5,R6,R8</text:p>
          </table:table-cell>
          <table:table-cell office:value-type="string" calcext:value-type="string">
            <text:p>R_04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4,C67,C68,C69,C70</text:p>
          </table:table-cell>
          <table:table-cell office:value-type="string" calcext:value-type="string">
            <text:p>C_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4,R2,R3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9,R10,R11,R12</text:p>
          </table:table-cell>
          <table:table-cell office:value-type="string" calcext:value-type="string">
            <text:p>R_040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3,R16,R19,R22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4,R15,R17,R18,R20,R21,R23,R24,R1</text:p>
          </table:table-cell>
          <table:table-cell office:value-type="string" calcext:value-type="string">
            <text:p>R_04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12:59:18.075457782</dc:date>
    <meta:editing-duration>PT1M50S</meta:editing-duration>
    <meta:editing-cycles>1</meta:editing-cycles>
    <meta:document-statistic meta:table-count="1" meta:cell-count="51" meta:object-count="0"/>
    <meta:generator>LibreOffice/4.3.7.2$Linux_X86_64 LibreOffice_project/430$Build-2</meta:generator>
  </office:meta>
</office:document-meta>
</file>